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5b8d" officeooo:paragraph-rsid="00195b8d"/>
    </style:style>
    <style:style style:name="P2" style:family="paragraph" style:parent-style-name="Standard">
      <style:paragraph-properties fo:text-align="start" style:justify-single-word="false"/>
      <style:text-properties officeooo:rsid="00195b8d" officeooo:paragraph-rsid="00195b8d"/>
    </style:style>
    <style:style style:name="P3" style:family="paragraph" style:parent-style-name="Standard">
      <style:paragraph-properties fo:text-align="center" style:justify-single-word="false"/>
      <style:text-properties fo:font-weight="bold" officeooo:rsid="00195b8d" officeooo:paragraph-rsid="00195b8d" style:font-weight-asian="bold" style:font-weight-complex="bold"/>
    </style:style>
    <style:style style:name="P4" style:family="paragraph" style:parent-style-name="Standard">
      <style:text-properties fo:font-weight="bold" officeooo:rsid="001c46f8" officeooo:paragraph-rsid="001c46f8" style:font-weight-asian="bold" style:font-weight-complex="bold"/>
    </style:style>
    <style:style style:name="P5" style:family="paragraph" style:parent-style-name="Standard">
      <style:paragraph-properties fo:text-align="start" style:justify-single-word="false"/>
      <style:text-properties fo:font-weight="normal" officeooo:rsid="00195b8d" officeooo:paragraph-rsid="00195b8d" style:font-weight-asian="normal" style:font-weight-complex="normal"/>
    </style:style>
    <style:style style:name="P6" style:family="paragraph" style:parent-style-name="Standard">
      <style:text-properties fo:font-weight="normal" officeooo:rsid="001c46f8" officeooo:paragraph-rsid="001c46f8" style:font-weight-asian="normal" style:font-weight-complex="normal"/>
    </style:style>
    <style:style style:name="P7" style:family="paragraph" style:parent-style-name="Standard">
      <style:text-properties fo:font-weight="normal" officeooo:rsid="001c50ae" officeooo:paragraph-rsid="001c50ae" style:font-weight-asian="normal" style:font-weight-complex="normal"/>
    </style:style>
    <style:style style:name="P8" style:family="paragraph" style:parent-style-name="Standard">
      <style:text-properties fo:font-weight="normal" officeooo:rsid="001d938a" officeooo:paragraph-rsid="001d938a" style:font-weight-asian="normal" style:font-weight-complex="normal"/>
    </style:style>
    <style:style style:name="P9" style:family="paragraph" style:parent-style-name="Standard">
      <style:text-properties fo:font-weight="normal" officeooo:rsid="001e73db" officeooo:paragraph-rsid="001e73db" style:font-weight-asian="normal" style:font-weight-complex="normal"/>
    </style:style>
    <style:style style:name="P10" style:family="paragraph" style:parent-style-name="Standard">
      <style:text-properties officeooo:rsid="001a95cb" officeooo:paragraph-rsid="001a95cb"/>
    </style:style>
    <style:style style:name="T1" style:family="text">
      <style:text-properties officeooo:rsid="001a95cb"/>
    </style:style>
    <style:style style:name="T2" style:family="text">
      <style:text-properties fo:font-weight="normal" style:font-weight-asian="normal" style:font-weight-complex="normal"/>
    </style:style>
    <style:style style:name="T3" style:family="text">
      <style:text-properties officeooo:rsid="001c50ae"/>
    </style:style>
    <style:style style:name="T4" style:family="text">
      <style:text-properties officeooo:rsid="001e73db"/>
    </style:style>
    <style:style style:name="T5" style:family="text">
      <style:text-properties officeooo:rsid="001eed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emistry</text:p>
      <text:p text:style-name="P3"/>
      <text:p text:style-name="P5">TYPES</text:p>
      <text:p text:style-name="P5"/>
      <text:p text:style-name="P5">There are four basic types of chemical arts characters can use on enemies and foes:</text:p>
      <text:p text:style-name="P5"/>
      <text:p text:style-name="P5">1. <text:span text:style-name="T1">Ingestion</text:span></text:p>
      <text:p text:style-name="P5"/>
      <text:p text:style-name="P5"><text:tab/><text:span text:style-name="T1">Liquids and powders can be ingested for strong effect</text:span>. In theory <text:span text:style-name="T1">this</text:span> can be used on enemies, but it is very difficult to force an enemy to drink something (requires skill). Generally this class is for healing items <text:span text:style-name="T1">and buffs.</text:span></text:p>
      <text:p text:style-name="P5"/>
      <text:p text:style-name="P5">2. Dousing Liquids</text:p>
      <text:p text:style-name="P5"/>
      <text:p text:style-name="P5"><text:tab/>These must touch the object they intend to affect. This class includes acids and poisons, the latter of which can be applied to weapons to make them extra nasty. Use of these requires Ranged-Hit, meaning accuracy. If you throw and miss, there is zero effect.</text:p>
      <text:p text:style-name="P5"/>
      <text:p text:style-name="P5">3. Explosives</text:p>
      <text:p text:style-name="P5"/>
      <text:p text:style-name="P5"><text:tab/>These are AOE tools that explode and spread an element in a defined area. This includes things like frag grenades and powder bombs, as well as cryo / napalm explosives and flashbangs.</text:p>
      <text:p text:style-name="P5"/>
      <text:p text:style-name="P5">4. Gas Bombs</text:p>
      <text:p text:style-name="P5"/>
      <text:p text:style-name="P2"><text:span text:style-name="T2"><text:tab/>These are also AOE tools only unlike explosives, there effect can linger for some time. So long as a target is within the AOE, they will be effected. Things like healing mists and poison gas bombs fall into this category.</text:span></text:p>
      <text:p text:style-name="P1"/>
      <text:p text:style-name="P10">Dousing: Armor reduces damage</text:p>
      <text:p text:style-name="P10">Gasses: Resistance score reduces damage</text:p>
      <text:p text:style-name="P10">Explosives: Armor reduces damage</text:p>
      <text:p text:style-name="P10">Ingestion: Zero defense</text:p>
      <text:p text:style-name="P1"/>
      <text:p text:style-name="P4">Chemistry in Battle</text:p>
      <text:p text:style-name="P4"/>
      <text:p text:style-name="P6">1. Chemists cannot prepare skill potions before battle. The only potions that can be pre-equipped are powder bombs and healing vials. All others must be crafted during battle using the Craft skill.</text:p>
      <text:p text:style-name="P6"/>
      <text:p text:style-name="P6">2. <text:span text:style-name="T3">'Craft Time' is the amount of time it takes to create a potion or mixture. It is a function of INT, DEX, and ART. If the character's Craft skill is higher than a potion's Craft Time score, then the potion can be completed in that turn as a standard action (meaning the player could also do a move action).</text:span></text:p>
      <text:p text:style-name="P6"/>
      <text:p text:style-name="P7">3. If the character's Craft skill is more than double the Craft Time score, then the character can create two or more potions in one turn. If the Craft skill is lower, than it will take the number of turns equal to dividing the craft score into the craft time score and rounding up.</text:p>
      <text:p text:style-name="P7"/>
      <text:p text:style-name="P7">4. Chemists are assumed to have infinite empty viles and powder enclosures. Potions are created by using mix kits, solution, and powder. Use of created potions does not reduce weight.</text:p>
      <text:p text:style-name="P8"><text:soft-page-break/>5. Chemists must make a successful ranged hit attack in order for dousing chemicals to work. For gasses and explosives, chemists need only throw in the target's AOE. There is no change in effect for targets closer to 'ground zero.' All targets within <text:span text:style-name="T4">the AOE are affected equally.</text:span></text:p>
      <text:p text:style-name="P8"/>
      <text:p text:style-name="P9">6. All craft creations have a standard and an exquisite version. Exquisite versions are anywhere from 1.5 to 3x more potent than standard versions. If the character's Craft score is lower than or equal to the recipe difficulty, than the character needs to use 2x the time to create the exquisite version AND must do a skill check.</text:p>
      <text:p text:style-name="P9"/>
      <text:p text:style-name="P9">7. If the character's craft score is greater than the recipe difficulty, they can guarantee successful creation of an exquisite product by using 2x the creation time (2 turns) or they can attempt a skill check that, should it fail, will result in a standard product.</text:p>
      <text:p text:style-name="P9"/>
      <text:p text:style-name="P9">8. If the character's craft score is greater than or equal to double the recipe difficulty, they can guarantee exquisite versions within one turn. <text:span text:style-name="T5">The recipe difficulty is still doubled, however, so this reduces the character's ability to prepare multiple potion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5T15:14:47.555000000</meta:creation-date>
    <dc:date>2014-06-25T19:04:31.438000000</dc:date>
    <meta:editing-duration>PT3H39M15S</meta:editing-duration>
    <meta:editing-cycles>4</meta:editing-cycles>
    <meta:generator>LibreOffice/4.2.4.2$Windows_x86 LibreOffice_project/63150712c6d317d27ce2db16eb94c2f3d7b699f8</meta:generator>
    <meta:document-statistic meta:table-count="0" meta:image-count="0" meta:object-count="0" meta:page-count="2" meta:paragraph-count="24" meta:word-count="572" meta:character-count="3296" meta:non-whitespace-character-count="2744"/>
  </office:meta>
</office:document-meta>
</file>